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/>
          <table:table-cell>
            <draw:frame table:end-cell-address="Planilha1.G16" table:end-x="1.326cm" table:end-y="0.268cm" draw:z-index="0" draw:style-name="gr1" svg:width="7.999cm" svg:height="7.422cm" svg:x="0.101cm" svg:y="0.1cm">
              <draw:object draw:notify-on-update-of-ranges="Planilha1.A1:Planilha1.A1 Planilha1.B1:Planilha1.B1 Planilha1.A2:Planilha1.A2 Planilha1.B2:Planilha1.B2 Planilha1.A3:Planilha1.A3 Planilha1.B3:Planilha1.B3 Planilha1.A4:Planilha1.A4 Planilha1.B4:Planilha1.B4 Planilha1.A5:Planilha1.A5 Planilha1.B5:Planilha1.B5 Planilha1.A6:Planilha1.A6 Planilha1.B6:Planilha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.28">
            <text:p>9,2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.56">
            <text:p>9,56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.84">
            <text:p>9,84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0.12">
            <text:p>10,1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6">
            <text:p>6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/06/2010</text:date>, <text:time>13:1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22T12:42:21</meta:creation-date>
    <dc:date>2010-06-22T13:12:33</dc:date>
    <dc:creator>Francisco Matelli</dc:creator>
    <meta:editing-duration>PT00H30M12S</meta:editing-duration>
    <meta:editing-cycles>2</meta:editing-cycles>
    <meta:generator>OpenOffice.org/3.2$Linux OpenOffice.org_project/320m12$Build-9483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cm" svg:height="7.423cm" xlink:href=".." chart:class="chart:bar" chart:style-name="ch1">
        <chart:title svg:x="1.566cm" svg:y="0.149cm" chart:style-name="ch2">
          <text:p>Histograma Atendimento</text:p>
        </chart:title>
        <chart:legend chart:legend-position="end" svg:x="6.476cm" svg:y="2.492cm" chart:style-name="ch3"/>
        <chart:plot-area chart:style-name="ch4" table:cell-range-address="Planilha1.A1:Planilha1.B6" chart:data-source-has-labels="row" svg:x="0.16cm" svg:y="0.8cm" svg:width="6.157cm" svg:height="6.32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lanilha1.B1:Planilha1.B1" chart:label-cell-address="Planilha1.A1:Planilha1.A1" chart:class="chart:bar">
            <chart:data-point/>
          </chart:series>
          <chart:series chart:style-name="ch9" chart:values-cell-range-address="Planilha1.B2:Planilha1.B2" chart:label-cell-address="Planilha1.A2:Planilha1.A2" chart:class="chart:bar">
            <chart:data-point/>
          </chart:series>
          <chart:series chart:style-name="ch10" chart:values-cell-range-address="Planilha1.B3:Planilha1.B3" chart:label-cell-address="Planilha1.A3:Planilha1.A3" chart:class="chart:bar">
            <chart:data-point/>
          </chart:series>
          <chart:series chart:style-name="ch11" chart:values-cell-range-address="Planilha1.B4:Planilha1.B4" chart:label-cell-address="Planilha1.A4:Planilha1.A4" chart:class="chart:bar">
            <chart:data-point/>
          </chart:series>
          <chart:series chart:style-name="ch12" chart:values-cell-range-address="Planilha1.B5:Planilha1.B5" chart:label-cell-address="Planilha1.A5:Planilha1.A5" chart:class="chart:bar">
            <chart:data-point/>
          </chart:series>
          <chart:series chart:style-name="ch13" chart:values-cell-range-address="Planilha1.B6:Planilha1.B6" chart:label-cell-address="Planilha1.A6:Planilha1.A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A1:Planilha1.A1">9</text:p>
              </table:table-cell>
              <table:table-cell office:value-type="string">
                <text:p text:id="Planilha1.A2:Planilha1.A2">9,28</text:p>
              </table:table-cell>
              <table:table-cell office:value-type="string">
                <text:p text:id="Planilha1.A3:Planilha1.A3">9,56</text:p>
              </table:table-cell>
              <table:table-cell office:value-type="string">
                <text:p text:id="Planilha1.A4:Planilha1.A4">9,84</text:p>
              </table:table-cell>
              <table:table-cell office:value-type="string">
                <text:p text:id="Planilha1.A5:Planilha1.A5">10,12</text:p>
              </table:table-cell>
              <table:table-cell office:value-type="string">
                <text:p text:id="Planilha1.A6:Planilha1.A6">10,4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 text:id="Planilha1.B1:Planilha1.B1">3</text:p>
              </table:table-cell>
              <table:table-cell office:value-type="float" office:value="4">
                <text:p text:id="Planilha1.B2:Planilha1.B2">4</text:p>
              </table:table-cell>
              <table:table-cell office:value-type="float" office:value="13">
                <text:p text:id="Planilha1.B3:Planilha1.B3">13</text:p>
              </table:table-cell>
              <table:table-cell office:value-type="float" office:value="28">
                <text:p text:id="Planilha1.B4:Planilha1.B4">28</text:p>
              </table:table-cell>
              <table:table-cell office:value-type="float" office:value="6">
                <text:p text:id="Planilha1.B5:Planilha1.B5">6</text:p>
              </table:table-cell>
              <table:table-cell office:value-type="float" office:value="6">
                <text:p text:id="Planilha1.B6:Planilha1.B6"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